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35in"/>
    </style:style>
    <style:style style:name="co2" style:family="table-column">
      <style:table-column-properties fo:break-before="auto" style:column-width="1.6819in"/>
    </style:style>
    <style:style style:name="co3" style:family="table-column">
      <style:table-column-properties fo:break-before="auto" style:column-width="2.6283in"/>
    </style:style>
    <style:style style:name="co4" style:family="table-column">
      <style:table-column-properties fo:break-before="auto" style:column-width="2.6071in"/>
    </style:style>
    <style:style style:name="co5" style:family="table-column">
      <style:table-column-properties fo:break-before="auto" style:column-width="1.7252in"/>
    </style:style>
    <style:style style:name="co6" style:family="table-column">
      <style:table-column-properties fo:break-before="auto" style:column-width="1.5744in"/>
    </style:style>
    <style:style style:name="co7" style:family="table-column">
      <style:table-column-properties fo:break-before="auto" style:column-width="1.8543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4547in"/>
    </style:style>
    <style:style style:name="co10" style:family="table-column">
      <style:table-column-properties fo:break-before="auto" style:column-width="1.811in"/>
    </style:style>
    <style:style style:name="co11" style:family="table-column">
      <style:table-column-properties fo:break-before="auto" style:column-width="1.6492in"/>
    </style:style>
    <style:style style:name="ro1" style:family="table-row">
      <style:table-row-properties style:row-height="0.344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0.0008in solid #000000" fo:border-left="0.0008in solid #000000" fo:border-right="none" fo:border-top="0.0008in solid #000000"/>
      <style:text-properties fo:font-size="20pt" style:font-size-asian="20pt" style:font-size-complex="20pt"/>
    </style:style>
    <style:style style:name="ce2" style:family="table-cell" style:parent-style-name="Default">
      <style:table-cell-properties fo:border-bottom="0.0008in solid #000000" fo:border-left="none" fo:border-right="none" fo:border-top="0.0008in solid #000000"/>
      <style:text-properties fo:font-size="20pt" style:font-size-asian="20pt" style:font-size-complex="20pt"/>
    </style:style>
    <style:style style:name="ce3" style:family="table-cell" style:parent-style-name="Default">
      <style:table-cell-properties fo:border-bottom="0.0008in solid #000000" fo:border-left="none" fo:border-right="0.0008in solid #000000" fo:border-top="0.0008in solid #000000"/>
      <style:text-properties fo:font-size="20pt" style:font-size-asian="20pt" style:font-size-complex="20pt"/>
    </style:style>
    <style:style style:name="ce4" style:family="table-cell" style:parent-style-name="Default">
      <style:table-cell-properties fo:border-bottom="none" fo:background-color="#ff3333" fo:border-left="0.0008in solid #000000" fo:border-right="none" fo:border-top="0.0008in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ff3333" fo:border-left="0.0008in solid #000000" fo:border-right="none" fo:border-top="none"/>
    </style:style>
    <style:style style:name="ce6" style:family="table-cell" style:parent-style-name="Default">
      <style:table-cell-properties fo:border-bottom="0.0008in solid #000000" fo:background-color="#ff3333" fo:border-left="0.0008in solid #000000" fo:border-right="none" fo:border-top="none"/>
    </style:style>
    <style:style style:name="ce7" style:family="table-cell" style:parent-style-name="Default">
      <style:table-cell-properties fo:border-bottom="none" fo:background-color="#23ff23" fo:border-left="none" fo:border-right="none" fo:border-top="0.0008in solid #000000"/>
      <style:text-properties fo:font-weight="bold" style:font-weight-asian="bold" style:font-weight-complex="bold"/>
    </style:style>
    <style:style style:name="ce8" style:family="table-cell" style:parent-style-name="Default" style:data-style-name="N11">
      <style:table-cell-properties fo:background-color="#23ff23"/>
    </style:style>
    <style:style style:name="ce9" style:family="table-cell" style:parent-style-name="Default" style:data-style-name="N11">
      <style:table-cell-properties fo:border-bottom="0.0008in solid #000000" fo:background-color="#23ff23" fo:border-left="none" fo:border-right="none" fo:border-top="none"/>
    </style:style>
    <style:style style:name="ce10" style:family="table-cell" style:parent-style-name="Default">
      <style:table-cell-properties fo:border-bottom="none" fo:background-color="#00b8ff" fo:border-left="none" fo:border-right="none" fo:border-top="0.0008in solid #000000"/>
      <style:text-properties fo:font-weight="bold" style:font-weight-asian="bold" style:font-weight-complex="bold"/>
    </style:style>
    <style:style style:name="ce11" style:family="table-cell" style:parent-style-name="Default" style:data-style-name="N11">
      <style:table-cell-properties fo:background-color="#00b8ff"/>
    </style:style>
    <style:style style:name="ce12" style:family="table-cell" style:parent-style-name="Default" style:data-style-name="N11">
      <style:table-cell-properties fo:border-bottom="0.0008in solid #000000" fo:background-color="#00b8ff" fo:border-left="none" fo:border-right="none" fo:border-top="none"/>
    </style:style>
    <style:style style:name="ce13" style:family="table-cell" style:parent-style-name="Default">
      <style:table-cell-properties fo:border-bottom="none" fo:background-color="#23ff23" fo:border-left="none" fo:border-right="0.0008in solid #000000" fo:border-top="0.0008in solid #000000"/>
      <style:text-properties fo:font-weight="bold" style:font-weight-asian="bold" style:font-weight-complex="bold"/>
    </style:style>
    <style:style style:name="ce14" style:family="table-cell" style:parent-style-name="Default" style:data-style-name="N11">
      <style:table-cell-properties fo:border-bottom="none" fo:background-color="#23ff23" fo:border-left="none" fo:border-right="0.0008in solid #000000" fo:border-top="none"/>
    </style:style>
    <style:style style:name="ce15" style:family="table-cell" style:parent-style-name="Default" style:data-style-name="N11">
      <style:table-cell-properties fo:border-bottom="0.0008in solid #000000" fo:background-color="#23ff23" fo:border-left="none" fo:border-right="0.0008in solid #000000" fo:border-top="none"/>
    </style:style>
    <style:style style:name="ce16" style:family="table-cell" style:parent-style-name="Default">
      <style:table-cell-properties fo:border-bottom="none" fo:background-color="#00b8ff" fo:border-left="none" fo:border-right="0.0008in solid #000000" fo:border-top="0.0008in solid #000000"/>
      <style:text-properties fo:font-weight="bold" style:font-weight-asian="bold" style:font-weight-complex="bold"/>
    </style:style>
    <style:style style:name="ce17" style:family="table-cell" style:parent-style-name="Default" style:data-style-name="N11">
      <style:table-cell-properties fo:border-bottom="none" fo:background-color="#00b8ff" fo:border-left="none" fo:border-right="0.0008in solid #000000" fo:border-top="none"/>
    </style:style>
    <style:style style:name="ce18" style:family="table-cell" style:parent-style-name="Default" style:data-style-name="N11">
      <style:table-cell-properties fo:border-bottom="0.0008in solid #000000" fo:background-color="#00b8ff" fo:border-left="none" fo:border-right="0.0008in solid #000000" fo:border-top="none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Test Graph</text:p>
          </table:table-cell>
          <table:table-cell table:style-name="ce2" office:value-type="string">
            <text:p>2395 Nodes</text:p>
          </table:table-cell>
          <table:table-cell table:style-name="ce3" office:value-type="string">
            <text:p>7462 Edges</text:p>
          </table:table-cell>
          <table:table-cell table:number-columns-repeated="4"/>
        </table:table-row>
        <table:table-row table:style-name="ro1">
          <table:table-cell>
            <draw:frame table:end-cell-address="Sheet1.C23" table:end-x="2.5984in" table:end-y="0.1457in" draw:z-index="0" draw:style-name="gr1" svg:width="5.939in" svg:height="3.861in" svg:x="0.0319in" svg:y="0.0039in">
              <draw:object draw:notify-on-update-of-ranges="Sheet2.B1:Sheet2.B1 Sheet2.B2:Sheet2.B11 Sheet2.A2:Sheet2.A11 Sheet2.D1:Sheet2.D1 Sheet2.D2:Sheet2.D11 Sheet2.A2:Sheet2.A11 Sheet2.C1:Sheet2.C1 Sheet2.C2:Sheet2.C11 Sheet2.A2:Sheet2.A11 Sheet2.E1:Sheet2.E1 Sheet2.E2:Sheet2.E11 Sheet2.A2:Sheet2.A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</table:table-row>
        <table:table-row table:style-name="ro1" table:number-rows-repeated="21">
          <table:table-cell table:number-columns-repeated="7"/>
        </table:table-row>
        <table:table-row table:style-name="ro1">
          <table:table-cell>
            <draw:frame table:end-cell-address="Sheet1.D48" table:end-x="0.0012in" table:end-y="0.1028in" draw:z-index="1" draw:style-name="gr1" svg:width="5.9925in" svg:height="4.3232in" svg:x="0in" svg:y="0.0303in">
              <draw:object draw:notify-on-update-of-ranges="Sheet2.A13:Sheet2.A22 Sheet2.B12:Sheet2.B12 Sheet2.B13:Sheet2.B22 Sheet2.D12:Sheet2.D12 Sheet2.D13:Sheet2.D22 Sheet2.C12:Sheet2.C12 Sheet2.C13:Sheet2.C22 Sheet2.E12:Sheet2.E12 Sheet2.E13:Sheet2.E2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6"/>
        </table:table-row>
      </table:table>
      <table:table table:name="Sheet2" table:style-name="ta1" table:print="false">
        <table:table-column table:style-name="co9" table:default-cell-style-name="ce5"/>
        <table:table-column table:style-name="co10" table:default-cell-style-name="ce8"/>
        <table:table-column table:style-name="co11" table:default-cell-style-name="ce8"/>
        <table:table-column table:style-name="co10" table:default-cell-style-name="ce8"/>
        <table:table-column table:style-name="co5" table:default-cell-style-name="ce14"/>
        <table:table-column table:style-name="co10" table:default-cell-style-name="Default"/>
        <table:table-column table:style-name="co11" table:default-cell-style-name="Default"/>
        <table:table-row table:style-name="ro2">
          <table:table-cell table:style-name="ce4" office:value-type="string">
            <text:p>Time</text:p>
          </table:table-cell>
          <table:table-cell table:style-name="ce7" office:value-type="string">
            <text:p>Edge Cut – DiDiC – 2</text:p>
          </table:table-cell>
          <table:table-cell table:style-name="ce7" office:value-type="string">
            <text:p>Edge Cut – Ref – 2</text:p>
          </table:table-cell>
          <table:table-cell table:style-name="ce7" office:value-type="string">
            <text:p>Edge Cut – DiDiC – 10</text:p>
          </table:table-cell>
          <table:table-cell table:style-name="ce13" office:value-type="string">
            <text:p>Edge Cut – Ref – 16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percentage" office:value="0.1943">
            <text:p>19.43%</text:p>
          </table:table-cell>
          <table:table-cell office:value-type="percentage" office:value="0.0399">
            <text:p>3.99%</text:p>
          </table:table-cell>
          <table:table-cell office:value-type="percentage" office:value="0.341731439">
            <text:p>34.17%</text:p>
          </table:table-cell>
          <table:table-cell office:value-type="percentage" office:value="0.143527205">
            <text:p>14.35%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percentage" office:value="0.1662">
            <text:p>16.62%</text:p>
          </table:table-cell>
          <table:table-cell office:value-type="percentage" office:value="0.0399">
            <text:p>3.99%</text:p>
          </table:table-cell>
          <table:table-cell office:value-type="percentage" office:value="0.292682927">
            <text:p>29.27%</text:p>
          </table:table-cell>
          <table:table-cell office:value-type="percentage" office:value="0.143527205">
            <text:p>14.35%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office:value-type="percentage" office:value="0.1561">
            <text:p>15.61%</text:p>
          </table:table-cell>
          <table:table-cell office:value-type="percentage" office:value="0.0399">
            <text:p>3.99%</text:p>
          </table:table-cell>
          <table:table-cell office:value-type="percentage" office:value="0.271777003">
            <text:p>27.18%</text:p>
          </table:table-cell>
          <table:table-cell office:value-type="percentage" office:value="0.143527205">
            <text:p>14.35%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office:value-type="percentage" office:value="0.1485">
            <text:p>14.85%</text:p>
          </table:table-cell>
          <table:table-cell office:value-type="percentage" office:value="0.0399">
            <text:p>3.99%</text:p>
          </table:table-cell>
          <table:table-cell office:value-type="percentage" office:value="0.255695524">
            <text:p>25.57%</text:p>
          </table:table-cell>
          <table:table-cell office:value-type="percentage" office:value="0.143527205">
            <text:p>14.35%</text:p>
          </table:table-cell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 office:value-type="percentage" office:value="0.1324">
            <text:p>13.24%</text:p>
          </table:table-cell>
          <table:table-cell office:value-type="percentage" office:value="0.0399">
            <text:p>3.99%</text:p>
          </table:table-cell>
          <table:table-cell office:value-type="percentage" office:value="0.246448673">
            <text:p>24.64%</text:p>
          </table:table-cell>
          <table:table-cell office:value-type="percentage" office:value="0.143527205">
            <text:p>14.35%</text:p>
          </table:table-cell>
          <table:table-cell table:number-columns-repeated="2"/>
        </table:table-row>
        <table:table-row table:style-name="ro2">
          <table:table-cell office:value-type="float" office:value="25">
            <text:p>25</text:p>
          </table:table-cell>
          <table:table-cell office:value-type="percentage" office:value="0.1118">
            <text:p>11.18%</text:p>
          </table:table-cell>
          <table:table-cell office:value-type="percentage" office:value="0.0399">
            <text:p>3.99%</text:p>
          </table:table-cell>
          <table:table-cell office:value-type="percentage" office:value="0.240954168">
            <text:p>24.10%</text:p>
          </table:table-cell>
          <table:table-cell office:value-type="percentage" office:value="0.143527205">
            <text:p>14.35%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office:value-type="percentage" office:value="0.0828">
            <text:p>8.28%</text:p>
          </table:table-cell>
          <table:table-cell office:value-type="percentage" office:value="0.0399">
            <text:p>3.99%</text:p>
          </table:table-cell>
          <table:table-cell office:value-type="percentage" office:value="0.236933798">
            <text:p>23.69%</text:p>
          </table:table-cell>
          <table:table-cell office:value-type="percentage" office:value="0.143527205">
            <text:p>14.35%</text:p>
          </table:table-cell>
          <table:table-cell table:number-columns-repeated="2"/>
        </table:table-row>
        <table:table-row table:style-name="ro2">
          <table:table-cell office:value-type="float" office:value="35">
            <text:p>35</text:p>
          </table:table-cell>
          <table:table-cell office:value-type="percentage" office:value="0.0465">
            <text:p>4.65%</text:p>
          </table:table-cell>
          <table:table-cell office:value-type="percentage" office:value="0.0399">
            <text:p>3.99%</text:p>
          </table:table-cell>
          <table:table-cell office:value-type="percentage" office:value="0.230769231">
            <text:p>23.08%</text:p>
          </table:table-cell>
          <table:table-cell office:value-type="percentage" office:value="0.143527205">
            <text:p>14.35%</text:p>
          </table:table-cell>
          <table:table-cell table:number-columns-repeated="2"/>
        </table:table-row>
        <table:table-row table:style-name="ro2">
          <table:table-cell office:value-type="float" office:value="40">
            <text:p>40</text:p>
          </table:table-cell>
          <table:table-cell office:value-type="percentage" office:value="0.0157">
            <text:p>1.57%</text:p>
          </table:table-cell>
          <table:table-cell office:value-type="percentage" office:value="0.0399">
            <text:p>3.99%</text:p>
          </table:table-cell>
          <table:table-cell office:value-type="percentage" office:value="0.214285714">
            <text:p>21.43%</text:p>
          </table:table-cell>
          <table:table-cell office:value-type="percentage" office:value="0.143527205">
            <text:p>14.35%</text:p>
          </table:table-cell>
          <table:table-cell table:number-columns-repeated="2"/>
        </table:table-row>
        <table:table-row table:style-name="ro2">
          <table:table-cell table:style-name="ce6" office:value-type="float" office:value="45">
            <text:p>45</text:p>
          </table:table-cell>
          <table:table-cell table:style-name="ce9" office:value-type="percentage" office:value="0.0035">
            <text:p>0.35%</text:p>
          </table:table-cell>
          <table:table-cell table:style-name="ce9" office:value-type="percentage" office:value="0.0399">
            <text:p>3.99%</text:p>
          </table:table-cell>
          <table:table-cell table:style-name="ce9" office:value-type="percentage" office:value="0.194183865">
            <text:p>19.42%</text:p>
          </table:table-cell>
          <table:table-cell table:style-name="ce15" office:value-type="percentage" office:value="0.143527205">
            <text:p>14.35%</text:p>
          </table:table-cell>
          <table:table-cell table:number-columns-repeated="2"/>
        </table:table-row>
        <table:table-row table:style-name="ro2">
          <table:table-cell table:style-name="ce4" office:value-type="string">
            <text:p>Time</text:p>
          </table:table-cell>
          <table:table-cell table:style-name="ce10" office:value-type="string">
            <text:p>Size Variance – DiDiC – 2</text:p>
          </table:table-cell>
          <table:table-cell table:style-name="ce10" office:value-type="string">
            <text:p>Size Variance – Ref – 2</text:p>
          </table:table-cell>
          <table:table-cell table:style-name="ce10" office:value-type="string">
            <text:p>Size Variance – DiDiC – 10</text:p>
          </table:table-cell>
          <table:table-cell table:style-name="ce16" office:value-type="string">
            <text:p>Size Variance – Ref – 16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table:style-name="ce11" office:value-type="percentage" office:value="0.034655532">
            <text:p>3.47%</text:p>
          </table:table-cell>
          <table:table-cell table:style-name="ce11" office:value-type="percentage" office:value="0.000417537">
            <text:p>0.04%</text:p>
          </table:table-cell>
          <table:table-cell table:style-name="ce11" office:value-type="percentage" office:value="0.036743215">
            <text:p>3.67%</text:p>
          </table:table-cell>
          <table:table-cell table:style-name="ce17" office:value-type="percentage" office:value="0.001670146">
            <text:p>0.17%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table:style-name="ce11" office:value-type="percentage" office:value="0.037160752">
            <text:p>3.72%</text:p>
          </table:table-cell>
          <table:table-cell table:style-name="ce11" office:value-type="percentage" office:value="0.000417537">
            <text:p>0.04%</text:p>
          </table:table-cell>
          <table:table-cell table:style-name="ce11" office:value-type="percentage" office:value="0.080584551">
            <text:p>8.06%</text:p>
          </table:table-cell>
          <table:table-cell table:style-name="ce17" office:value-type="percentage" office:value="0.001670146">
            <text:p>0.17%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table:style-name="ce11" office:value-type="percentage" office:value="0.030480167">
            <text:p>3.05%</text:p>
          </table:table-cell>
          <table:table-cell table:style-name="ce11" office:value-type="percentage" office:value="0.000417537">
            <text:p>0.04%</text:p>
          </table:table-cell>
          <table:table-cell table:style-name="ce11" office:value-type="percentage" office:value="0.101461378">
            <text:p>10.15%</text:p>
          </table:table-cell>
          <table:table-cell table:style-name="ce17" office:value-type="percentage" office:value="0.001670146">
            <text:p>0.17%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table:style-name="ce11" office:value-type="percentage" office:value="0.041336117">
            <text:p>4.13%</text:p>
          </table:table-cell>
          <table:table-cell table:style-name="ce11" office:value-type="percentage" office:value="0.000417537">
            <text:p>0.04%</text:p>
          </table:table-cell>
          <table:table-cell table:style-name="ce11" office:value-type="percentage" office:value="0.119415449">
            <text:p>11.94%</text:p>
          </table:table-cell>
          <table:table-cell table:style-name="ce17" office:value-type="percentage" office:value="0.001670146">
            <text:p>0.17%</text:p>
          </table:table-cell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 table:style-name="ce11" office:value-type="percentage" office:value="0.05302714">
            <text:p>5.30%</text:p>
          </table:table-cell>
          <table:table-cell table:style-name="ce11" office:value-type="percentage" office:value="0.000417537">
            <text:p>0.04%</text:p>
          </table:table-cell>
          <table:table-cell table:style-name="ce11" office:value-type="percentage" office:value="0.129436326">
            <text:p>12.94%</text:p>
          </table:table-cell>
          <table:table-cell table:style-name="ce17" office:value-type="percentage" office:value="0.001670146">
            <text:p>0.17%</text:p>
          </table:table-cell>
          <table:table-cell table:number-columns-repeated="2"/>
        </table:table-row>
        <table:table-row table:style-name="ro2">
          <table:table-cell office:value-type="float" office:value="25">
            <text:p>25</text:p>
          </table:table-cell>
          <table:table-cell table:style-name="ce11" office:value-type="percentage" office:value="0.08308977">
            <text:p>8.31%</text:p>
          </table:table-cell>
          <table:table-cell table:style-name="ce11" office:value-type="percentage" office:value="0.000417537">
            <text:p>0.04%</text:p>
          </table:table-cell>
          <table:table-cell table:style-name="ce11" office:value-type="percentage" office:value="0.131524008">
            <text:p>13.15%</text:p>
          </table:table-cell>
          <table:table-cell table:style-name="ce17" office:value-type="percentage" office:value="0.001670146">
            <text:p>0.17%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table:style-name="ce11" office:value-type="percentage" office:value="0.224217119">
            <text:p>22.42%</text:p>
          </table:table-cell>
          <table:table-cell table:style-name="ce11" office:value-type="percentage" office:value="0.000417537">
            <text:p>0.04%</text:p>
          </table:table-cell>
          <table:table-cell table:style-name="ce11" office:value-type="percentage" office:value="0.139039666">
            <text:p>13.90%</text:p>
          </table:table-cell>
          <table:table-cell table:style-name="ce17" office:value-type="percentage" office:value="0.001670146">
            <text:p>0.17%</text:p>
          </table:table-cell>
          <table:table-cell table:number-columns-repeated="2"/>
        </table:table-row>
        <table:table-row table:style-name="ro2">
          <table:table-cell office:value-type="float" office:value="35">
            <text:p>35</text:p>
          </table:table-cell>
          <table:table-cell table:style-name="ce11" office:value-type="percentage" office:value="0.508977035">
            <text:p>50.90%</text:p>
          </table:table-cell>
          <table:table-cell table:style-name="ce11" office:value-type="percentage" office:value="0.000417537">
            <text:p>0.04%</text:p>
          </table:table-cell>
          <table:table-cell table:style-name="ce11" office:value-type="percentage" office:value="0.143632568">
            <text:p>14.36%</text:p>
          </table:table-cell>
          <table:table-cell table:style-name="ce17" office:value-type="percentage" office:value="0.001670146">
            <text:p>0.17%</text:p>
          </table:table-cell>
          <table:table-cell table:number-columns-repeated="2"/>
        </table:table-row>
        <table:table-row table:style-name="ro2">
          <table:table-cell office:value-type="float" office:value="40">
            <text:p>40</text:p>
          </table:table-cell>
          <table:table-cell table:style-name="ce11" office:value-type="percentage" office:value="0.787891441">
            <text:p>78.79%</text:p>
          </table:table-cell>
          <table:table-cell table:style-name="ce11" office:value-type="percentage" office:value="0.000417537">
            <text:p>0.04%</text:p>
          </table:table-cell>
          <table:table-cell table:style-name="ce11" office:value-type="percentage" office:value="0.147390397">
            <text:p>14.74%</text:p>
          </table:table-cell>
          <table:table-cell table:style-name="ce17" office:value-type="percentage" office:value="0.001670146">
            <text:p>0.17%</text:p>
          </table:table-cell>
          <table:table-cell table:number-columns-repeated="2"/>
        </table:table-row>
        <table:table-row table:style-name="ro2">
          <table:table-cell table:style-name="ce6" office:value-type="float" office:value="45">
            <text:p>45</text:p>
          </table:table-cell>
          <table:table-cell table:style-name="ce12" office:value-type="percentage" office:value="0.918997912">
            <text:p>91.90%</text:p>
          </table:table-cell>
          <table:table-cell table:style-name="ce12" office:value-type="percentage" office:value="0.000417537">
            <text:p>0.04%</text:p>
          </table:table-cell>
          <table:table-cell table:style-name="ce12" office:value-type="percentage" office:value="0.150730689">
            <text:p>15.07%</text:p>
          </table:table-cell>
          <table:table-cell table:style-name="ce18" office:value-type="percentage" office:value="0.001670146">
            <text:p>0.17%</text:p>
          </table:table-cell>
          <table:table-cell table:number-columns-repeated="2"/>
        </table:table-row>
      </table:table>
      <table:table table:name="Sheet3" table:style-name="ta1" table:print="false">
        <table:table-column table:style-name="co8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3">02/03/2010</text:date>, <text:time>10:46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lex Averbuch</meta:initial-creator>
    <meta:creation-date>2010-02-02T18:12:53</meta:creation-date>
    <dc:date>2010-02-03T10:46:47</dc:date>
    <dc:creator>Alex Averbuch</dc:creator>
    <meta:editing-duration>PT05H38M26S</meta:editing-duration>
    <meta:editing-cycles>30</meta:editing-cycles>
    <meta:generator>OpenOffice.org/3.1$Unix OpenOffice.org_project/310m19$Build-9420</meta:generator>
    <meta:document-statistic meta:table-count="3" meta:cell-count="11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include-hidden-cells="false" chart:auto-position="true" chart:auto-size="true" chart:treat-empty-cells="ignore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4" style:family="chart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draw:stroke="none" svg:stroke-color="#b3b3b3" draw:fill="solid" draw:fill-color="#cccccc"/>
    </style:style>
  </office:automatic-styles>
  <office:body>
    <office:chart>
      <chart:chart svg:width="15.086cm" svg:height="9.808cm" chart:class="chart:scatter" chart:column-mapping="1 3 2 4" chart:style-name="ch1">
        <chart:title svg:x="5.757cm" svg:y="0.197cm" chart:style-name="ch2">
          <text:p>Edge-Cut vs Time</text:p>
        </chart:title>
        <chart:subtitle svg:x="5.016cm" svg:y="0.896cm" chart:style-name="ch3">
          <text:p>DiDiC &amp; Reference Algorithm</text:p>
        </chart:subtitle>
        <chart:legend chart:legend-position="end" svg:x="11.251cm" svg:y="4.06cm" chart:style-name="ch4"/>
        <chart:plot-area chart:style-name="ch5" table:cell-range-address="Sheet2.A2:Sheet2.C11 Sheet2.A1:Sheet2.C1 Sheet2.D1:Sheet2.E11" chart:data-source-has-labels="row" svg:x="0.401cm" svg:y="1.543cm" svg:width="10.55cm" svg:height="7.878cm">
          <chart:axis chart:dimension="x" chart:name="primary-x" chart:style-name="ch6">
            <chart:title svg:x="4.824cm" svg:y="9.045cm" chart:style-name="ch7">
              <text:p>DiDiC Iterations</text:p>
            </chart:title>
            <chart:grid chart:style-name="ch8" chart:class="major"/>
          </chart:axis>
          <chart:axis chart:dimension="y" chart:name="primary-y" chart:style-name="ch9">
            <chart:title svg:x="0.302cm" svg:y="6.969cm" chart:style-name="ch10">
              <text:p>Edge-Cut as Percentage</text:p>
            </chart:title>
            <chart:grid chart:style-name="ch8" chart:class="major"/>
          </chart:axis>
          <chart:series chart:style-name="ch11" chart:values-cell-range-address="Sheet2.B2:Sheet2.B11" chart:label-cell-address="Sheet2.B1:Sheet2.B1" chart:class="chart:scatter">
            <chart:domain table:cell-range-address="Sheet2.A2:Sheet2.A11"/>
            <chart:data-point chart:repeated="10"/>
          </chart:series>
          <chart:series chart:style-name="ch12" chart:values-cell-range-address="Sheet2.D2:Sheet2.D11" chart:label-cell-address="Sheet2.D1:Sheet2.D1" chart:class="chart:scatter">
            <chart:data-point chart:repeated="10"/>
          </chart:series>
          <chart:series chart:style-name="ch13" chart:values-cell-range-address="Sheet2.C2:Sheet2.C11" chart:label-cell-address="Sheet2.C1:Sheet2.C1" chart:class="chart:scatter">
            <chart:data-point chart:repeated="10"/>
          </chart:series>
          <chart:series chart:style-name="ch14" chart:values-cell-range-address="Sheet2.E2:Sheet2.E11" chart:label-cell-address="Sheet2.E1:Sheet2.E1" chart:class="chart:scatter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2.B1:Sheet2.B1">Edge Cut – DiDiC – 2</text:p>
              </table:table-cell>
              <table:table-cell office:value-type="string">
                <text:p text:id="Sheet2.D1:Sheet2.D1">Edge Cut – DiDiC – 10</text:p>
              </table:table-cell>
              <table:table-cell office:value-type="string">
                <text:p text:id="Sheet2.C1:Sheet2.C1">Edge Cut – Ref – 2</text:p>
              </table:table-cell>
              <table:table-cell office:value-type="string">
                <text:p text:id="Sheet2.E1:Sheet2.E1">Edge Cut – Ref – 16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2.A2:Sheet2.A11">0</text:p>
              </table:table-cell>
              <table:table-cell office:value-type="float" office:value="0.1943">
                <text:p text:id="Sheet2.B2:Sheet2.B11">0.1943</text:p>
              </table:table-cell>
              <table:table-cell office:value-type="float" office:value="0.341731439">
                <text:p text:id="Sheet2.D2:Sheet2.D11">0.341731439</text:p>
              </table:table-cell>
              <table:table-cell office:value-type="float" office:value="0.0399">
                <text:p text:id="Sheet2.C2:Sheet2.C11">0.0399</text:p>
              </table:table-cell>
              <table:table-cell office:value-type="float" office:value="0.143527205">
                <text:p text:id="Sheet2.E2:Sheet2.E11">0.14352720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1662">
                <text:p>0.1662</text:p>
              </table:table-cell>
              <table:table-cell office:value-type="float" office:value="0.292682927">
                <text:p>0.292682927</text:p>
              </table:table-cell>
              <table:table-cell office:value-type="float" office:value="0.0399">
                <text:p>0.0399</text:p>
              </table:table-cell>
              <table:table-cell office:value-type="float" office:value="0.143527205">
                <text:p>0.1435272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1561">
                <text:p>0.1561</text:p>
              </table:table-cell>
              <table:table-cell office:value-type="float" office:value="0.271777003">
                <text:p>0.271777003</text:p>
              </table:table-cell>
              <table:table-cell office:value-type="float" office:value="0.0399">
                <text:p>0.0399</text:p>
              </table:table-cell>
              <table:table-cell office:value-type="float" office:value="0.143527205">
                <text:p>0.1435272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0.1485">
                <text:p>0.1485</text:p>
              </table:table-cell>
              <table:table-cell office:value-type="float" office:value="0.255695524">
                <text:p>0.255695524</text:p>
              </table:table-cell>
              <table:table-cell office:value-type="float" office:value="0.0399">
                <text:p>0.0399</text:p>
              </table:table-cell>
              <table:table-cell office:value-type="float" office:value="0.143527205">
                <text:p>0.1435272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0.1324">
                <text:p>0.1324</text:p>
              </table:table-cell>
              <table:table-cell office:value-type="float" office:value="0.246448673">
                <text:p>0.246448673</text:p>
              </table:table-cell>
              <table:table-cell office:value-type="float" office:value="0.0399">
                <text:p>0.0399</text:p>
              </table:table-cell>
              <table:table-cell office:value-type="float" office:value="0.143527205">
                <text:p>0.1435272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0.1118">
                <text:p>0.1118</text:p>
              </table:table-cell>
              <table:table-cell office:value-type="float" office:value="0.240954168">
                <text:p>0.240954168</text:p>
              </table:table-cell>
              <table:table-cell office:value-type="float" office:value="0.0399">
                <text:p>0.0399</text:p>
              </table:table-cell>
              <table:table-cell office:value-type="float" office:value="0.143527205">
                <text:p>0.1435272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0.0828">
                <text:p>0.0828</text:p>
              </table:table-cell>
              <table:table-cell office:value-type="float" office:value="0.236933798">
                <text:p>0.236933798</text:p>
              </table:table-cell>
              <table:table-cell office:value-type="float" office:value="0.0399">
                <text:p>0.0399</text:p>
              </table:table-cell>
              <table:table-cell office:value-type="float" office:value="0.143527205">
                <text:p>0.1435272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0.0465">
                <text:p>0.0465</text:p>
              </table:table-cell>
              <table:table-cell office:value-type="float" office:value="0.230769231">
                <text:p>0.230769231</text:p>
              </table:table-cell>
              <table:table-cell office:value-type="float" office:value="0.0399">
                <text:p>0.0399</text:p>
              </table:table-cell>
              <table:table-cell office:value-type="float" office:value="0.143527205">
                <text:p>0.1435272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0.0157">
                <text:p>0.0157</text:p>
              </table:table-cell>
              <table:table-cell office:value-type="float" office:value="0.214285714">
                <text:p>0.214285714</text:p>
              </table:table-cell>
              <table:table-cell office:value-type="float" office:value="0.0399">
                <text:p>0.0399</text:p>
              </table:table-cell>
              <table:table-cell office:value-type="float" office:value="0.143527205">
                <text:p>0.1435272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0.0035">
                <text:p>0.0035</text:p>
              </table:table-cell>
              <table:table-cell office:value-type="float" office:value="0.194183865">
                <text:p>0.194183865</text:p>
              </table:table-cell>
              <table:table-cell office:value-type="float" office:value="0.0399">
                <text:p>0.0399</text:p>
              </table:table-cell>
              <table:table-cell office:value-type="float" office:value="0.143527205">
                <text:p>0.1435272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include-hidden-cells="false" chart:auto-position="true" chart:auto-size="true" chart:treat-empty-cells="leave-gap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4" style:family="chart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draw:stroke="none" svg:stroke-color="#b3b3b3" draw:fill="solid" draw:fill-color="#cccccc"/>
    </style:style>
  </office:automatic-styles>
  <office:body>
    <office:chart>
      <chart:chart svg:width="15.222cm" svg:height="10.982cm" chart:class="chart:line" chart:column-mapping="0 2 1 3" chart:style-name="ch1">
        <chart:title svg:x="4.581cm" svg:y="0.22cm" chart:style-name="ch2">
          <text:p>Cluster-Size Variance vs Time</text:p>
        </chart:title>
        <chart:subtitle svg:x="5.084cm" svg:y="0.942cm" chart:style-name="ch3">
          <text:p>DiDiC &amp; Reference Algorithm</text:p>
        </chart:subtitle>
        <chart:legend chart:legend-position="end" svg:x="11.28cm" svg:y="4.143cm" chart:style-name="ch4"/>
        <chart:plot-area chart:style-name="ch5" table:cell-range-address="Sheet2.A13:Sheet2.C22 Sheet2.A12:Sheet2.C12 Sheet2.D12:Sheet2.E22" chart:data-source-has-labels="both" svg:x="0.407cm" svg:y="1.612cm" svg:width="10.542cm" svg:height="8.914cm">
          <chart:axis chart:dimension="x" chart:name="primary-x" chart:style-name="ch6">
            <chart:title svg:x="4.826cm" svg:y="10.173cm" chart:style-name="ch7">
              <text:p>DiDiC Iterations</text:p>
            </chart:title>
            <chart:categories table:cell-range-address="Sheet2.A13:Sheet2.A22"/>
            <chart:grid chart:style-name="ch8" chart:class="major"/>
          </chart:axis>
          <chart:axis chart:dimension="y" chart:name="primary-y" chart:style-name="ch9">
            <chart:title svg:x="0.305cm" svg:y="7.873cm" chart:style-name="ch10">
              <text:p>Size Variation as Percentage</text:p>
            </chart:title>
            <chart:grid chart:style-name="ch8" chart:class="major"/>
          </chart:axis>
          <chart:series chart:style-name="ch11" chart:values-cell-range-address="Sheet2.B13:Sheet2.B22" chart:label-cell-address="Sheet2.B12:Sheet2.B12" chart:class="chart:line">
            <chart:data-point chart:repeated="10"/>
          </chart:series>
          <chart:series chart:style-name="ch12" chart:values-cell-range-address="Sheet2.D13:Sheet2.D22" chart:label-cell-address="Sheet2.D12:Sheet2.D12" chart:class="chart:line">
            <chart:data-point chart:repeated="10"/>
          </chart:series>
          <chart:series chart:style-name="ch13" chart:values-cell-range-address="Sheet2.C13:Sheet2.C22" chart:label-cell-address="Sheet2.C12:Sheet2.C12" chart:class="chart:line">
            <chart:data-point chart:repeated="10"/>
          </chart:series>
          <chart:series chart:style-name="ch14" chart:values-cell-range-address="Sheet2.E13:Sheet2.E22" chart:label-cell-address="Sheet2.E12:Sheet2.E12" chart:class="chart:line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2.B12:Sheet2.B12">Size Variance – DiDiC – 2</text:p>
              </table:table-cell>
              <table:table-cell office:value-type="string">
                <text:p text:id="Sheet2.D12:Sheet2.D12">Size Variance – DiDiC – 10</text:p>
              </table:table-cell>
              <table:table-cell office:value-type="string">
                <text:p text:id="Sheet2.C12:Sheet2.C12">Size Variance – Ref – 2</text:p>
              </table:table-cell>
              <table:table-cell office:value-type="string">
                <text:p text:id="Sheet2.E12:Sheet2.E12">Size Variance – Ref – 16</text:p>
              </table:table-cell>
            </table:table-row>
          </table:table-header-rows>
          <table:table-rows>
            <table:table-row>
              <table:table-cell office:value-type="string">
                <text:p text:id="Sheet2.A13:Sheet2.A22">0</text:p>
              </table:table-cell>
              <table:table-cell office:value-type="float" office:value="0.034655532">
                <text:p text:id="Sheet2.B13:Sheet2.B22">0.034655532</text:p>
              </table:table-cell>
              <table:table-cell office:value-type="float" office:value="0.036743215">
                <text:p text:id="Sheet2.D13:Sheet2.D22">0.036743215</text:p>
              </table:table-cell>
              <table:table-cell office:value-type="float" office:value="0.000417537">
                <text:p text:id="Sheet2.C13:Sheet2.C22">0.000417537</text:p>
              </table:table-cell>
              <table:table-cell office:value-type="float" office:value="0.001670146">
                <text:p text:id="Sheet2.E13:Sheet2.E22">0.0016701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7160752">
                <text:p>0.037160752</text:p>
              </table:table-cell>
              <table:table-cell office:value-type="float" office:value="0.080584551">
                <text:p>0.080584551</text:p>
              </table:table-cell>
              <table:table-cell office:value-type="float" office:value="0.000417537">
                <text:p>0.000417537</text:p>
              </table:table-cell>
              <table:table-cell office:value-type="float" office:value="0.001670146">
                <text:p>0.0016701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0480167">
                <text:p>0.030480167</text:p>
              </table:table-cell>
              <table:table-cell office:value-type="float" office:value="0.101461378">
                <text:p>0.101461378</text:p>
              </table:table-cell>
              <table:table-cell office:value-type="float" office:value="0.000417537">
                <text:p>0.000417537</text:p>
              </table:table-cell>
              <table:table-cell office:value-type="float" office:value="0.001670146">
                <text:p>0.0016701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1336117">
                <text:p>0.041336117</text:p>
              </table:table-cell>
              <table:table-cell office:value-type="float" office:value="0.119415449">
                <text:p>0.119415449</text:p>
              </table:table-cell>
              <table:table-cell office:value-type="float" office:value="0.000417537">
                <text:p>0.000417537</text:p>
              </table:table-cell>
              <table:table-cell office:value-type="float" office:value="0.001670146">
                <text:p>0.0016701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5302714">
                <text:p>0.05302714</text:p>
              </table:table-cell>
              <table:table-cell office:value-type="float" office:value="0.129436326">
                <text:p>0.129436326</text:p>
              </table:table-cell>
              <table:table-cell office:value-type="float" office:value="0.000417537">
                <text:p>0.000417537</text:p>
              </table:table-cell>
              <table:table-cell office:value-type="float" office:value="0.001670146">
                <text:p>0.0016701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8308977">
                <text:p>0.08308977</text:p>
              </table:table-cell>
              <table:table-cell office:value-type="float" office:value="0.131524008">
                <text:p>0.131524008</text:p>
              </table:table-cell>
              <table:table-cell office:value-type="float" office:value="0.000417537">
                <text:p>0.000417537</text:p>
              </table:table-cell>
              <table:table-cell office:value-type="float" office:value="0.001670146">
                <text:p>0.0016701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24217119">
                <text:p>0.224217119</text:p>
              </table:table-cell>
              <table:table-cell office:value-type="float" office:value="0.139039666">
                <text:p>0.139039666</text:p>
              </table:table-cell>
              <table:table-cell office:value-type="float" office:value="0.000417537">
                <text:p>0.000417537</text:p>
              </table:table-cell>
              <table:table-cell office:value-type="float" office:value="0.001670146">
                <text:p>0.0016701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08977035">
                <text:p>0.508977035</text:p>
              </table:table-cell>
              <table:table-cell office:value-type="float" office:value="0.143632568">
                <text:p>0.143632568</text:p>
              </table:table-cell>
              <table:table-cell office:value-type="float" office:value="0.000417537">
                <text:p>0.000417537</text:p>
              </table:table-cell>
              <table:table-cell office:value-type="float" office:value="0.001670146">
                <text:p>0.0016701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7891441">
                <text:p>0.787891441</text:p>
              </table:table-cell>
              <table:table-cell office:value-type="float" office:value="0.147390397">
                <text:p>0.147390397</text:p>
              </table:table-cell>
              <table:table-cell office:value-type="float" office:value="0.000417537">
                <text:p>0.000417537</text:p>
              </table:table-cell>
              <table:table-cell office:value-type="float" office:value="0.001670146">
                <text:p>0.0016701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18997912">
                <text:p>0.918997912</text:p>
              </table:table-cell>
              <table:table-cell office:value-type="float" office:value="0.150730689">
                <text:p>0.150730689</text:p>
              </table:table-cell>
              <table:table-cell office:value-type="float" office:value="0.000417537">
                <text:p>0.000417537</text:p>
              </table:table-cell>
              <table:table-cell office:value-type="float" office:value="0.001670146">
                <text:p>0.0016701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